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ter-regular" svg:font-family="inter-regular, system-ui, apple-system, BlinkMacSystemFont, 'Segoe UI', Roboto, 'Helvetica Neue', Helvetica, Arial, sans-serif"/>
  </office:font-face-decls>
  <office:automatic-styles>
    <style:style style:name="P1" style:family="paragraph" style:parent-style-name="Standard">
      <style:text-properties officeooo:rsid="000d20c4" officeooo:paragraph-rsid="000d20c4"/>
    </style:style>
    <style:style style:name="P2" style:family="paragraph" style:parent-style-name="Standard">
      <style:text-properties officeooo:rsid="000dd412" officeooo:paragraph-rsid="000d20c4"/>
    </style:style>
    <style:style style:name="P3" style:family="paragraph" style:parent-style-name="Standard">
      <style:text-properties officeooo:rsid="000dd412" officeooo:paragraph-rsid="000dd412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>
      <style:text-properties officeooo:rsid="000dd412" officeooo:paragraph-rsid="000d20c4"/>
    </style:style>
    <style:style style:name="P7" style:family="paragraph" style:parent-style-name="Text_20_body">
      <style:text-properties officeooo:rsid="000dd412" officeooo:paragraph-rsid="000dd41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6">Regression testing is a black box testing technique used to ensure that a code change in software does not impact the existing functionality of the product.</text:p>
      <text:list xml:id="list4107757690" text:style-name="L1">
        <text:list-item>
          <text:p text:style-name="P5">It involves re-executing test cases to check if the previous functionality of the application is still working fine and if the new changes have introduced any bugs.</text:p>
        </text:list-item>
        <text:list-item>
          <text:p text:style-name="P5">Regression testing is typically performed on a new build when there are significant changes in the original functionality.</text:p>
        </text:list-item>
        <text:list-item>
          <text:p text:style-name="P5">The goal of regression testing is to verify that the code still works even with changes occurring.</text:p>
        </text:list-item>
        <text:list-item>
          <text:p text:style-name="P5">Regression tests are also known as verification tests and are often automated to save time and resources.</text:p>
        </text:list-item>
        <text:list-item>
          <text:p text:style-name="P5">Regression testing can be performed in various scenarios, including when new functionality is added, when there is a change in requirements, when defects are fixed, when performance issues are resolved, and when there are environment changes.</text:p>
        </text:list-item>
        <text:list-item>
          <text:p text:style-name="P5">There are different techniques for performing regression testing, including re-testing all test cases, selecting a subset of test cases for execution, and prioritizing test cases based on business impact.</text:p>
        </text:list-item>
        <text:list-item>
          <text:p text:style-name="P5">Regression testing can be time-consuming and complex, and it requires effective communication about the importance of maintaining existing functionality.</text:p>
        </text:list-item>
        <text:list-item>
          <text:p text:style-name="P5">The regression testing process can be performed across different builds and releases of a software product.</text:p>
        </text:list-item>
        <text:list-item>
          <text:p text:style-name="P5">Unit Regression Testing (URT) focuses on testing only the changed unit or component.</text:p>
        </text:list-item>
        <text:list-item>
          <text:p text:style-name="P5">Regional Regression Testing (RRT) involves testing the modification along with the impact areas or regions that may be affected by the changes.</text:p>
        </text:list-item>
        <text:list-item>
          <text:p text:style-name="P5">Full or Complete Regression Testing (FRT) involves retesting all the test cases in the entire test suite.</text:p>
        </text:list-item>
        <text:list-item>
          <text:p text:style-name="P5">Regression testing helps identify any unintended side effects or issues introduced by code changes and ensures the stability of the software.</text:p>
        </text:list-item>
        <text:list-item>
          <text:p text:style-name="P5">Regression testing is an important part of the QA process and helps maintain the quality and reliability of software products.</text:p>
        </text:list-item>
        <text:list-item>
          <text:p text:style-name="P4">There are various challenges associated with regression testing, including time consumption, identifying the impact area, handling a large number of test cases, resource limitations, accuracy concerns, and the repetitive nature of the task.</text:p>
        </text:list-item>
      </text:list>
      <text:p text:style-name="Text_20_body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ter-regular" svg:font-family="inter-regular, system-ui, apple-system, BlinkMacSystemFont, 'Segoe UI', 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1:22:12.512267336</meta:creation-date>
    <dc:date>2023-06-30T11:38:11.835494402</dc:date>
    <meta:editing-duration>PT5M49S</meta:editing-duration>
    <meta:editing-cycles>1</meta:editing-cycles>
    <meta:document-statistic meta:table-count="0" meta:image-count="0" meta:object-count="0" meta:page-count="1" meta:paragraph-count="15" meta:word-count="345" meta:character-count="2204" meta:non-whitespace-character-count="1888"/>
    <meta:generator>LibreOffice/7.3.7.2$Linux_X86_64 LibreOffice_project/30$Build-2</meta:generator>
  </office:meta>
</office:document-meta>
</file>